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Lohit Hindi" svg:font-family="Lohit Hindi" style:font-family-generic="system" style:font-pitch="variable"/>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AR PL ShanHeiSun Uni" svg:font-family="AR PL ShanHeiSun Uni" style:font-family-generic="system" style:font-pitch="variable"/>
    <style:font-face style:name="Segoe UI" svg:font-family="Segoe UI" style:font-family-generic="swiss" style:font-pitch="variable" svg:panose-1="2 11 5 2 4 2 4 2 2 3"/>
    <style:font-face style:name="游ゴシック Light" svg:font-family="游ゴシック Light" style:font-family-generic="modern" style:font-pitch="variable" svg:panose-1="2 11 3 0 0 0 0 0 0 0"/>
  </office:font-face-decls>
  <office:automatic-styles>
    <style:style style:name="P1" style:parent-style-name="Standard" style:master-page-name="MP0" style:family="paragraph">
      <style:paragraph-properties fo:break-before="page"/>
    </style:style>
    <style:style style:name="T2" style:parent-style-name="段落フォント" style:family="text">
      <style:text-properties fo:font-size="24pt" style:font-size-asian="24pt" style:font-size-complex="24pt"/>
    </style:style>
    <style:style style:name="T3" style:parent-style-name="段落フォント" style:family="text">
      <style:text-properties fo:color="#FF0000" fo:font-size="24pt" style:font-size-asian="24pt" style:font-size-complex="24pt" style:language-asian="ja" style:country-asian="JP"/>
    </style:style>
    <style:style style:name="P4" style:parent-style-name="見出し2" style:family="paragraph">
      <style:paragraph-properties fo:background-color="#FFFFFF"/>
    </style:style>
    <style:style style:name="T5" style:parent-style-name="段落フォント" style:family="text">
      <style:text-properties fo:font-size="24pt" style:font-size-asian="24pt" style:font-size-complex="24pt"/>
    </style:style>
    <style:style style:name="T6" style:parent-style-name="段落フォント" style:family="text">
      <style:text-properties fo:font-size="24pt" style:font-size-asian="24pt" style:font-size-complex="24pt"/>
    </style:style>
    <style:style style:name="T7" style:parent-style-name="段落フォント" style:family="text">
      <style:text-properties style:font-name="Segoe UI" style:font-name-complex="Segoe UI" fo:color="#586069" style:font-size-complex="12pt"/>
    </style:style>
    <style:style style:name="T8" style:parent-style-name="段落フォント" style:family="text">
      <style:text-properties style:font-name="Segoe UI" style:font-name-complex="Segoe UI" fo:color="#0366D6" fo:font-size="12pt" style:font-size-asian="12pt" style:font-size-complex="12pt" style:text-underline-type="single" style:text-underline-style="solid" style:text-underline-width="auto" style:text-underline-mode="continuous"/>
    </style:style>
    <style:style style:name="P9" style:parent-style-name="Standard" style:family="paragraph">
      <style:text-properties fo:font-size="15pt" style:font-size-asian="15pt" style:font-size-complex="15pt"/>
    </style:style>
    <style:style style:name="P10" style:parent-style-name="Standard" style:family="paragraph">
      <style:text-properties fo:font-size="15pt" style:font-size-asian="15pt" style:font-size-complex="15pt"/>
    </style:style>
    <style:style style:name="P11" style:parent-style-name="Standard" style:family="paragraph">
      <style:text-properties fo:color="#FF0000" fo:font-size="16pt" style:font-size-asian="16pt" style:font-size-complex="16pt" style:language-asian="ja" style:country-asian="JP"/>
    </style:style>
    <style:style style:name="P12" style:parent-style-name="Standard" style:family="paragraph">
      <style:text-properties fo:color="#FF0000" fo:font-size="16pt" style:font-size-asian="16pt" style:font-size-complex="16pt" style:language-asian="ja" style:country-asian="JP"/>
    </style:style>
    <style:style style:name="P13" style:parent-style-name="Standard" style:family="paragraph">
      <style:text-properties fo:color="#FF0000" fo:font-size="16pt" style:font-size-asian="16pt" style:font-size-complex="16pt" style:language-asian="ja" style:country-asian="JP"/>
    </style:style>
    <style:style style:name="P14" style:parent-style-name="Standard" style:family="paragraph">
      <style:text-properties fo:color="#FF0000" fo:font-size="16pt" style:font-size-asian="16pt" style:font-size-complex="16pt" style:language-asian="ja" style:country-asian="JP"/>
    </style:style>
    <style:style style:name="P15" style:parent-style-name="Standard" style:family="paragraph">
      <style:text-properties fo:color="#FF0000" fo:font-size="16pt" style:font-size-asian="16pt" style:font-size-complex="16pt" style:language-asian="ja" style:country-asian="JP"/>
    </style:style>
    <style:style style:name="P16" style:parent-style-name="Standard" style:family="paragraph">
      <style:text-properties fo:color="#FF0000" fo:font-size="16pt" style:font-size-asian="16pt" style:font-size-complex="16pt"/>
    </style:style>
    <style:style style:name="P17" style:parent-style-name="Standard" style:family="paragraph">
      <style:text-properties fo:font-size="24pt" style:font-size-asian="24pt" style:font-size-complex="24pt" style:language-asian="ja" style:country-asian="JP"/>
    </style:style>
    <style:style style:name="P18" style:parent-style-name="Standard" style:family="paragraph">
      <style:text-properties fo:font-size="24pt" style:font-size-asian="24pt" style:font-size-complex="24pt"/>
    </style:style>
  </office:automatic-styles>
  <office:body>
    <office:text text:use-soft-page-breaks="true">
      <text:p text:style-name="P1"><text:span text:style-name="T2">Progress Report : Week<text:s/></text:span><text:span text:style-name="T3">３</text:span></text:p>
      <text:h text:style-name="P4" text:outline-level="2"><text:span text:style-name="T5">Team:</text:span><text:span text:style-name="T6">　</text:span><text:span text:style-name="T7"><text:s/></text:span><text:a xlink:href="https://github.com/ie03-aizu-2019/ie03project-std3_akira" office:target-frame-name="_top" xlink:show="replace"><text:span text:style-name="T8">ie03project-std3_akira</text:span></text:a></text:h>
      <text:p text:style-name="P9"/>
      <text:p text:style-name="P10"/>
      <text:p text:style-name="P11">s1250193</text:p>
      <text:p text:style-name="P12">小課題1を終えた。</text:p>
      <text:p text:style-name="P13">複数のファイルに区切ることで編集を安易にできるようにした一方で、package化などで手間がかかった。</text:p>
      <text:p text:style-name="P14"/>
      <text:p text:style-name="P15"/>
      <text:p text:style-name="P16"/>
      <text:p text:style-name="P17"/>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Lohit Hindi" svg:font-family="Lohit Hindi" style:font-family-generic="system" style:font-pitch="variable"/>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AR PL ShanHeiSun Uni" svg:font-family="AR PL ShanHeiSun Uni" style:font-family-generic="system" style:font-pitch="variable"/>
    <style:font-face style:name="Segoe UI" svg:font-family="Segoe UI" style:font-family-generic="swiss" style:font-pitch="variable" svg:panose-1="2 11 5 2 4 2 4 2 2 3"/>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游明朝"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見出し2" style:display-name="見出し 2" style:family="paragraph" style:parent-style-name="標準" style:default-outline-level="2">
      <style:paragraph-properties fo:widows="2" fo:orphans="2" fo:text-align="start" style:vertical-align="auto"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language-asian="ja" style:country-asian="JP" style:language-complex="ar" style:country-complex="SA" fo:hyphenate="tru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 PL ShanHeiSun Un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language-asian="ja" style:country-asian="JP" style:language-complex="ar" style:country-complex="SA"/>
    </style:style>
    <style:style style:name="js-path-segment" style:display-name="js-path-segment" style:family="text" style:parent-style-name="段落フォント"/>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ojiro</meta:initial-creator>
    <dc:creator>竜太朗 木村</dc:creator>
    <meta:creation-date>2019-05-08T02:42:00Z</meta:creation-date>
    <dc:date>2019-05-23T15:21:00Z</dc:date>
    <meta:template xlink:href="Normal.dotm" xlink:type="simple"/>
    <meta:editing-cycles>3</meta:editing-cycles>
    <meta:editing-duration>PT180S</meta:editing-duration>
    <meta:document-statistic meta:page-count="1" meta:paragraph-count="1" meta:word-count="30" meta:character-count="206" meta:row-count="1" meta:non-whitespace-character-count="177"/>
  </office:meta>
</office:document-meta>
</file>